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text-properties officeooo:rsid="00181212" officeooo:paragraph-rsid="00181212"/>
    </style:style>
    <style:style style:name="P3" style:family="paragraph" style:parent-style-name="Standard">
      <style:text-properties officeooo:rsid="00181212" officeooo:paragraph-rsid="0022bc82"/>
    </style:style>
    <style:style style:name="P4" style:family="paragraph" style:parent-style-name="Standard">
      <style:text-properties officeooo:rsid="001be8cc" officeooo:paragraph-rsid="001be8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bf06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style="normal" officeooo:rsid="001fdcbd" style:font-size-asian="9pt" style:font-style-asian="normal" style:font-size-complex="9pt" style:font-style-complex="normal"/>
    </style:style>
    <style:style style:name="T5" style:family="text">
      <style:text-properties fo:font-size="9pt" fo:font-style="normal" officeooo:rsid="0022bc82" style:font-size-asian="9pt" style:font-style-asian="normal" style:font-size-complex="9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81212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23bf06" style:font-size-asian="10.5pt" style:font-size-complex="10.5pt"/>
    </style:style>
    <style:style style:name="T10" style:family="text">
      <style:text-properties fo:font-size="10.5pt" officeooo:rsid="001fdcbd" style:font-size-asian="10.5pt" style:font-size-complex="10.5pt"/>
    </style:style>
    <style:style style:name="T11" style:family="text">
      <style:text-properties fo:font-size="10.5pt" officeooo:rsid="00230c5d" style:font-size-asian="10.5pt" style:font-size-complex="10.5pt"/>
    </style:style>
    <style:style style:name="T12" style:family="text">
      <style:text-properties fo:font-size="10.5pt" officeooo:rsid="001b5cf1" style:font-size-asian="10.5pt" style:font-size-complex="10.5pt"/>
    </style:style>
    <style:style style:name="T13" style:family="text">
      <style:text-properties fo:font-size="10.5pt" officeooo:rsid="001866d7" style:font-size-asian="10.5pt" style:font-size-complex="10.5pt"/>
    </style:style>
    <style:style style:name="T14" style:family="text">
      <style:text-properties fo:font-size="10.5pt" officeooo:rsid="001a1e6f" style:font-size-asian="10.5pt" style:font-size-complex="10.5pt"/>
    </style:style>
    <style:style style:name="T15" style:family="text">
      <style:text-properties fo:font-size="10.5pt" officeooo:rsid="001a515e" style:font-size-asian="10.5pt" style:font-size-complex="10.5pt"/>
    </style:style>
    <style:style style:name="T16" style:family="text">
      <style:text-properties fo:font-size="10.5pt" officeooo:rsid="001be8cc" style:font-size-asian="10.5pt" style:font-size-complex="10.5pt"/>
    </style:style>
    <style:style style:name="T17" style:family="text">
      <style:text-properties fo:font-size="10.5pt" officeooo:rsid="00222dcd" style:font-size-asian="10.5pt" style:font-size-complex="10.5pt"/>
    </style:style>
    <style:style style:name="T18" style:family="text">
      <style:text-properties fo:font-size="10.5pt" officeooo:rsid="00255226" style:font-size-asian="10.5pt" style:font-size-complex="10.5pt"/>
    </style:style>
    <style:style style:name="T19" style:family="text">
      <style:text-properties fo:font-size="10.5pt" fo:font-style="italic" style:font-size-asian="10.5pt" style:font-style-asian="italic" style:font-size-complex="10.5pt" style:font-style-complex="italic"/>
    </style:style>
    <style:style style:name="T20" style:family="text">
      <style:text-properties fo:font-size="10.5pt" fo:font-style="normal" style:font-size-asian="10.5pt" style:font-style-asian="normal" style:font-size-complex="10.5pt" style:font-style-complex="normal"/>
    </style:style>
    <style:style style:name="T21" style:family="text">
      <style:text-properties fo:font-size="10.5pt" fo:font-style="normal" officeooo:rsid="001b5cf1" style:font-size-asian="10.5pt" style:font-style-asian="normal" style:font-size-complex="10.5pt" style:font-style-complex="normal"/>
    </style:style>
    <style:style style:name="T22" style:family="text">
      <style:text-properties fo:font-size="10.5pt" fo:font-style="normal" officeooo:rsid="001fdcbd" style:font-size-asian="10.5pt" style:font-style-asian="normal" style:font-size-complex="10.5pt" style:font-style-complex="normal"/>
    </style:style>
    <style:style style:name="T23" style:family="text">
      <style:text-properties fo:font-size="10.5pt" fo:font-style="normal" officeooo:rsid="0022bc82" style:font-size-asian="10.5pt" style:font-style-asian="normal" style:font-size-complex="10.5pt" style:font-style-complex="normal"/>
    </style:style>
    <style:style style:name="T24" style:family="text">
      <style:text-properties fo:font-size="10.5pt" fo:font-weight="bold" officeooo:rsid="00255226" style:font-size-asian="10.5pt" style:font-weight-asian="bold" style:font-size-complex="10.5pt" style:font-weight-complex="bold"/>
    </style:style>
    <style:style style:name="T25" style:family="text">
      <style:text-properties officeooo:rsid="001c5817"/>
    </style:style>
    <style:style style:name="T26" style:family="text">
      <style:text-properties officeooo:rsid="0019429e"/>
    </style:style>
    <style:style style:name="T27" style:family="text">
      <style:text-properties officeooo:rsid="001a1e6f"/>
    </style:style>
    <style:style style:name="T28" style:family="text">
      <style:text-properties style:font-name="Linux Libertine Mono O"/>
    </style:style>
    <style:style style:name="T29" style:family="text">
      <style:text-properties officeooo:rsid="001dd0c4"/>
    </style:style>
    <style:style style:name="T30" style:family="text">
      <style:text-properties officeooo:rsid="001f63e1"/>
    </style:style>
    <style:style style:name="T31" style:family="text">
      <style:text-properties officeooo:rsid="001f88ff"/>
    </style:style>
    <style:style style:name="T32" style:family="text">
      <style:text-properties officeooo:rsid="0020a606"/>
    </style:style>
    <style:style style:name="T33" style:family="text">
      <style:text-properties officeooo:rsid="0023f0cb"/>
    </style:style>
    <style:style style:name="T34" style:family="text">
      <style:text-properties officeooo:rsid="00255226"/>
    </style:style>
    <style:style style:name="T35" style:family="text">
      <style:text-properties officeooo:rsid="00263441"/>
    </style:style>
    <style:style style:name="T36" style:family="text">
      <style:text-properties officeooo:rsid="00283691"/>
    </style:style>
    <style:style style:name="T37" style:family="text">
      <style:text-properties officeooo:rsid="002923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3">English : </text:span>The <text:span text:style-name="T6">RefPerSys</text:span> open source symbolic artificial <text:span text:style-name="T7">intelligence </text:span><text:span text:style-name="T27">project</text:span>.</text:h>
      <text:p text:style-name="P2"><text:span text:style-name="T8">The </text:span><text:span text:style-name="T19">RefPerSys</text:span><text:span text:style-name="T8"> open source software (see </text:span><text:a xlink:type="simple" xlink:href="http://refpersys.org/" text:style-name="Internet_20_link" text:visited-style-name="Visited_20_Internet_20_Link"><text:span text:style-name="T8">http://refpersys.org/</text:span></text:a><text:span text:style-name="T8"> ….) is a symbolic artificial intelligence system (</text:span><text:span text:style-name="T24">ref</text:span><text:span text:style-name="T18">lective </text:span><text:span text:style-name="T24">per</text:span><text:span text:style-name="T18">sistent </text:span><text:span text:style-name="T24">sys</text:span><text:span text:style-name="T18">tem, </text:span><text:span text:style-name="T8">« expert system shell », GPLv3+ licensed, for Linux) inspired by the work of Jacques Pitrat, with emphasis on declarative rules, meta programming, C++ </text:span><text:span text:style-name="T17">or other </text:span><text:span text:style-name="T8">code generation, orthogonal persistence, reflection, Pthread parallelism, machine learning. </text:span><text:span text:style-name="T9">Major themes of RefPerSys are : declarative knowledge, expert system rules, etc...</text:span></text:p>
      <text:p text:style-name="P2"><text:span text:style-name="T8">It is developed by a small team of several passionate Linux developers (in France, India, </text:span><text:span text:style-name="T15">Philippines, </text:span><text:span text:style-name="T8">etc.…), </text:span><text:span text:style-name="T15">listed</text:span><text:span text:style-name="T14"> </text:span><text:span text:style-name="T16">on </text:span><text:span text:style-name="T14">various websites.</text:span><text:span text:style-name="T8"> In </text:span><text:span text:style-name="T13">jan.</text:span><text:span text:style-name="T8"> 202</text:span><text:span text:style-name="T13">3</text:span><text:span text:style-name="T8">, it has about </text:span><text:span text:style-name="T14">about 26</text:span><text:span text:style-name="T8">KLOC of C++ code </text:span><text:span text:style-name="T10">on </text:span><text:a xlink:type="simple" xlink:href="https://github.com/RefPerSys/refpersys-in-c" text:style-name="Internet_20_link" text:visited-style-name="Visited_20_Internet_20_Link"><text:span text:style-name="T10">https://github.com/RefPerSys/</text:span><text:span text:style-name="T11">RefPerSys</text:span><text:span text:style-name="T10">/</text:span></text:a><text:span text:style-name="T10"> </text:span><text:span text:style-name="T8">, some </text:span><text:span text:style-name="T12">(and more and more)</text:span><text:span text:style-name="T8"> of them self generated by </text:span><text:span text:style-name="T19">RefPerSys</text:span><text:span text:style-name="T20"> </text:span><text:span text:style-name="T21">from higher level formalisms. </text:span><text:span text:style-name="T4">A rewrite in C </text:span><text:span text:style-name="T5">has been attempted</text:span><text:span text:style-name="T4"> on in November 2021 </text:span><text:a xlink:type="simple" xlink:href="https://github.com/RefPerSys/refpersys-in-c" text:style-name="Internet_20_link" text:visited-style-name="Visited_20_Internet_20_Link"><text:span text:style-name="T4">https://github.com/RefPerSys/refpersys-in-c</text:span></text:a><text:span text:style-name="T4"> </text:span></text:p>
      <text:p text:style-name="P2"/>
      <text:p text:style-name="P3">We are seeking partners, co-developers, <text:span text:style-name="T33">contributors, </text:span>applications and/<text:span text:style-name="T33">or</text:span> funding related to this <text:span text:style-name="T34">RefPerSys </text:span>software. Applicative topics could be in health-care software, computer assisted teaching, smart cities, smart grids, software engineering, chemistry, <text:span text:style-name="T29">software engineering,</text:span> and would require cooperation with domain experts. Funding could be thru ITEA (see <text:a xlink:type="simple" xlink:href="https://itea/" text:style-name="Internet_20_link" text:visited-style-name="Visited_20_Internet_20_Link">https://itea</text:a><text:a xlink:type="simple" xlink:href="https://itea3.org/" text:style-name="Internet_20_link" text:visited-style-name="Visited_20_Internet_20_Link">.org/</text:a> ….) <text:span text:style-name="T25">or HorizonEurope</text:span><text:span text:style-name="T25"><text:note text:id="ftn3" text:note-class="footnote"><text:note-citation>1</text:note-citation><text:note-body><text:p text:style-name="Footnote"><text:a xlink:type="simple" xlink:href="https://ec.europa.eu/info/research-and-innovation/funding/" text:style-name="Internet_20_link" text:visited-style-name="Visited_20_Internet_20_Link">https://ec.europa.eu/info/research-and-innovation/funding/</text:a></text:p><text:p text:style-name="Footnote"/></text:note-body></text:note></text:span><text:span text:style-name="T25"> </text:span>or ANR or others <text:span text:style-name="T26">funding</text:span> sources.</text:p>
      <text:p text:style-name="P3"/>
      <text:p text:style-name="P4">Feel free to suggest conferences related to open source, or <text:span text:style-name="T31">periodically </text:span>mirror <text:span text:style-name="T6">RefPerSys</text:span> on other websites or Internet sites, following laws and regulations applicable to you <text:span text:style-name="T35">and European regulations </text:span>(and the GDPR). e.g. on Linux with</text:p>
      <text:p text:style-name="P4"><text:s/><text:span text:style-name="T28">wget </text:span><text:a xlink:type="simple" xlink:href="http://refpersys.org/refpersys-snapshot.tar.bz2" text:style-name="Internet_20_link" text:visited-style-name="Visited_20_Internet_20_Link"><text:span text:style-name="T28">http://refpersys.org/refpersys-snapshot.tar.bz2</text:span></text:a></text:p>
      <text:p text:style-name="P4">Notice that RefPerSys is GPL and/or LGPL licensed so provided without warranty of any kind.</text:p>
      <text:p text:style-name="P2"/>
      <text:p text:style-name="P2">If interested, contact <text:span text:style-name="T1">Basile Starynkevitch</text:span> <text:span text:style-name="T30">(French, </text:span><text:span text:style-name="T37">father and grandfather, </text:span><text:span text:style-name="T30">born in 1959, see </text:span><text:a xlink:type="simple" xlink:href="http://starynkevitch.net/Basile/" text:style-name="Internet_20_link" text:visited-style-name="Visited_20_Internet_20_Link"><text:span text:style-name="T30">http://starynkevitch.net/Basile/</text:span></text:a><text:span text:style-name="T30"> ) </text:span>by email to <text:span text:style-name="T31">[office]</text:span> <text:a xlink:type="simple" xlink:href="mailto:basile.starynkevitch@cea.fr" text:style-name="Internet_20_link" text:visited-style-name="Visited_20_Internet_20_Link">basile.starynkevitch@cea.fr</text:a> <text:span text:style-name="T2">(employed at </text:span><text:a xlink:type="simple" xlink:href="https://list.cea.fr/" text:style-name="Internet_20_link" text:visited-style-name="Visited_20_Internet_20_Link"><text:span text:style-name="T2">CEA, LIST</text:span></text:a><text:span text:style-name="T2">, see </text:span><text:a xlink:type="simple" xlink:href="https://list.cea.fr/" text:style-name="Internet_20_link" text:visited-style-name="Visited_20_Internet_20_Link"><text:span text:style-name="T2">https://list.cea.fr/</text:span></text:a><text:span text:style-name="T2"> ...) </text:span>and <text:span text:style-name="T31">[</text:span><text:span text:style-name="T32">at </text:span><text:span text:style-name="T31">home] </text:span><text:a xlink:type="simple" xlink:href="mailto:basile@starynkevitch.net" text:style-name="Internet_20_link" text:visited-style-name="Visited_20_Internet_20_Link">basile@starynkevitch.net</text:a> (or on my mobile, <text:span text:style-name="T32">weekdays only,</text:span> +33 6 8501 2359 in Franc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Mono O" svg:font-family="'Linux Libertine Mono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9:55:57.722984004</meta:creation-date>
    <dc:date>2023-01-10T10:17:46.454894976</dc:date>
    <meta:editing-duration>PT21M42S</meta:editing-duration>
    <meta:editing-cycles>14</meta:editing-cycles>
    <meta:generator>LibreOffice/7.4.2.3$Linux_X86_64 LibreOffice_project/40$Build-3</meta:generator>
    <meta:print-date>2023-01-10T10:09:42.764219947</meta:print-date>
    <meta:document-statistic meta:table-count="0" meta:image-count="0" meta:object-count="0" meta:page-count="1" meta:paragraph-count="9" meta:word-count="289" meta:character-count="2183" meta:non-whitespace-character-count="1901"/>
  </office:meta>
</office:document-meta>
</file>